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PatternH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atternHint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atternHint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PatternHint.getReach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atternHint.toReg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PatternHint.ResourcePatternHint( String pattern , @ Nullable TypeReference reachabl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